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20c7a7" officeooo:paragraph-rsid="000afc5c"/>
    </style:style>
    <style:style style:name="P3" style:family="paragraph" style:parent-style-name="Text_20_body">
      <style:text-properties officeooo:rsid="000909ac"/>
    </style:style>
    <style:style style:name="P4" style:family="paragraph" style:parent-style-name="Table_20_Contents">
      <style:text-properties style:font-name="Trebuchet MS" officeooo:rsid="000909ac" officeooo:paragraph-rsid="000909ac"/>
    </style:style>
    <style:style style:name="P5" style:family="paragraph" style:parent-style-name="Table_20_Contents">
      <style:text-properties style:font-name="Times New Roman" fo:font-size="12pt" fo:font-weight="bold" officeooo:rsid="00156b67" officeooo:paragraph-rsid="00156b67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rebuchet MS" officeooo:rsid="001ad0d9" officeooo:paragraph-rsid="001ad0d9"/>
    </style:style>
    <style:style style:name="P7" style:family="paragraph" style:parent-style-name="Text_20_body" style:list-style-name="L1">
      <style:text-properties officeooo:paragraph-rsid="0017f3ea"/>
    </style:style>
    <style:style style:name="T1" style:family="text">
      <style:text-properties fo:font-style="italic" officeooo:rsid="00145115" style:font-style-asian="italic" style:font-style-complex="italic"/>
    </style:style>
    <style:style style:name="T2" style:family="text">
      <style:text-properties fo:font-style="italic" officeooo:rsid="0017f3ea" style:font-style-asian="italic" style:font-style-complex="italic"/>
    </style:style>
    <style:style style:name="T3" style:family="text">
      <style:text-properties fo:font-style="italic" officeooo:rsid="001c60d5" style:font-style-asian="italic" style:font-style-complex="italic"/>
    </style:style>
    <style:style style:name="T4" style:family="text">
      <style:text-properties officeooo:rsid="0007814d"/>
    </style:style>
    <style:style style:name="T5" style:family="text">
      <style:text-properties officeooo:rsid="000afc5c"/>
    </style:style>
    <style:style style:name="T6" style:family="text">
      <style:text-properties style:text-underline-style="none" officeooo:rsid="0007814d"/>
    </style:style>
    <style:style style:name="T7" style:family="text">
      <style:text-properties officeooo:rsid="000d2b30"/>
    </style:style>
    <style:style style:name="T8" style:family="text">
      <style:text-properties officeooo:rsid="00145115"/>
    </style:style>
    <style:style style:name="T9" style:family="text">
      <style:text-properties officeooo:rsid="0016e227"/>
    </style:style>
    <style:style style:name="T10" style:family="text">
      <style:text-properties officeooo:rsid="00185a6a"/>
    </style:style>
    <style:style style:name="T11" style:family="text">
      <style:text-properties officeooo:rsid="0018b541"/>
    </style:style>
    <style:style style:name="T12" style:family="text">
      <style:text-properties officeooo:rsid="001a3007"/>
    </style:style>
    <style:style style:name="T13" style:family="text">
      <style:text-properties officeooo:rsid="0019dee6"/>
    </style:style>
    <style:style style:name="T14" style:family="text">
      <style:text-properties officeooo:rsid="001c60d5"/>
    </style:style>
    <text:list-style style:name="L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5">Inserisci nuovo tirocinante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2"><text:span text:style-name="T8">Federica</text:span><text:span text:style-name="T5"> – </text:span><text:span text:style-name="T3">responsabile scientifico</text:span></text:p>
          </table:table-cell>
        </table:table-row>
        <table:table-row table:style-name="Tabella9.3">
          <table:table-cell table:style-name="Tabella9.A2" office:value-type="string">
            <text:p text:style-name="Text_20_body">Flusso degli eventi </text:p>
          </table:table-cell>
          <table:table-cell table:style-name="Tabella9.B2" office:value-type="string">
            <text:list xml:id="list31584988" text:style-name="L1">
              <text:list-item>
                <text:p text:style-name="P7"><text:span text:style-name="T10">Federica, </text:span><text:span text:style-name="T14">responsabile scientifico</text:span><text:span text:style-name="T10">, deve </text:span><text:span text:style-name="T11">inserire ne</text:span><text:span text:style-name="T10">l registro un</text:span><text:span text:style-name="T12">o</text:span><text:span text:style-name="T10"> </text:span><text:span text:style-name="T12">studente</text:span><text:span text:style-name="T10"> che </text:span><text:span text:style-name="T11">inizia</text:span><text:span text:style-name="T10"> la sua attività di tirocinio presso l'asilo </text:span><text:span text:style-name="T12">Mazzetti</text:span><text:span text:style-name="T10">.</text:span></text:p>
              </text:list-item>
              <text:list-item>
                <text:p text:style-name="P7"><text:span text:style-name="T8">Federica </text:span><text:span text:style-name="T7">s</text:span>i connette alla rete<text:span text:style-name="T11"> e a</text:span><text:span text:style-name="T4">ccede al sito </text:span><text:span text:style-name="T6">dell'asilo Mazzetti.</text:span></text:p>
              </text:list-item>
              <text:list-item>
                <text:p text:style-name="P7"><text:span text:style-name="T8">Federica</text:span><text:span text:style-name="T4"> inserisce </text:span><text:span text:style-name="T7">username e passw</text:span><text:span text:style-name="T13">o</text:span><text:span text:style-name="T7">rd per la sua autenticazione</text:span></text:p>
                <text:list>
                  <text:list-item>
                    <text:p text:style-name="P7">Il sistema mostra una schermata con tutte le possibili operazioni</text:p>
                  </text:list-item>
                </text:list>
              </text:list-item>
              <text:list-item>
                <text:p text:style-name="P7"><text:span text:style-name="T8">Federica</text:span><text:span text:style-name="T4"> </text:span><text:span text:style-name="T8">sceglie l'area del sito riguardante </text:span><text:span text:style-name="T11">l'inserimento di un nuovo tirocinante</text:span></text:p>
              </text:list-item>
              <text:list-item>
                <text:p text:style-name="P7">Federica compila il form inserendo tutti i dati <text:span text:style-name="T9">della</text:span> nuov<text:span text:style-name="T9">a</text:span> tirocinante “<text:span text:style-name="T9">Antonella Biondi”</text:span>e sottomette al sistema</text:p>
                <text:list>
                  <text:list-item>
                    <text:p text:style-name="P7">Il sistema memorizza <text:span text:style-name="T9">i dati della </text:span>tirocinante e notifica l'avvenuto inserimento</text:p>
                  </text:list-item>
                </text:list>
              </text:list-item>
              <text:list-item>
                <text:p text:style-name="P7"><text:span text:style-name="T8">Federica</text:span> si disconnette dal sistema</text:p>
              </text:list-item>
            </text:list>
          </table:table-cell>
        </table:table-row>
      </table:table>
      <text:p text:style-name="P6">SC 1 : Federica, <text:span text:style-name="T14">responsabile scientifica,</text:span> vuole inserire un nuovo tirocinante.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5T20:33:37.07</meta:creation-date>
    <dc:date>2012-10-25T11:46:56.56</dc:date>
    <meta:editing-duration>PT4H32M56S</meta:editing-duration>
    <meta:editing-cycles>15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4" meta:word-count="127" meta:character-count="870" meta:non-whitespace-character-count="764"/>
  </office:meta>
</office:document-meta>
</file>